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5.2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cc00" fo:border="0.002cm solid #000000" style:vertical-align="top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cc00" fo:border="0.002cm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1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4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number-columns-repeated="2" table:default-cell-style-name="ce4"/>
        <table:table-column table:style-name="co1" table:number-columns-repeated="1016" table:default-cell-style-name="ce4"/>
        <table:table-row table:style-name="ro1">
          <table:table-cell table:style-name="ce3" table:number-columns-repeated="5"/>
          <table:table-cell table:style-name="ce3" office:value-type="string">
            <text:p>register</text:p>
          </table:table-cell>
          <table:table-cell table:style-name="ce3" office:value-type="string">
            <text:p>started</text:p>
          </table:table-cell>
          <table:table-cell table:style-name="ce3" office:value-type="string">
            <text:p>comp</text:p>
          </table:table-cell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5"/>
          <table:table-cell table:style-name="ce9" office:value-type="string">
            <text:p>trailing ==&gt; coding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string">
            <text:p>20200414_154231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5"/>
          <table:table-cell table:style-name="ce9" office:value-type="string">
            <text:p>1. when ordering → ticket num : write to a file “[ea-4].(2020XXXX_XXX).dat”</text:p>
            <text:p>2. also : prev-10 bars, BB area number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string">
            <text:p>20200414_154231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 office:value-type="float" office:value="3">
            <office:annotation draw:style-name="gr1" draw:text-style-name="P1" svg:width="2.899cm" svg:height="1.139cm" svg:x="2.858cm" svg:y="2.004cm" draw:caption-point-x="-0.61cm" draw:caption-point-y="0.545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B_Loc_Num(int index) : int num_BB_Area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string">
            <text:p>20200414_154231</text:p>
          </table:table-cell>
          <table:table-cell table:style-name="ce12"/>
          <table:table-cell table:style-name="ce12" office:value-type="string">
            <text:p>20200415_133912</text:p>
          </table:table-cell>
          <table:table-cell table:style-name="ce8"/>
          <table:table-cell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B_Loc_Nums(int lenOf_Bars, int num_Start_Index) : int lo_BB_Area_Nums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string">
            <text:p>20200415_134059</text:p>
          </table:table-cell>
          <table:table-cell table:style-name="ce12"/>
          <table:table-cell table:style-name="ce12" office:value-type="date" office:date-value="2020-04-21T17:34:29.2">
            <text:p>20/04/21 17:34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5" office:value-type="string">
            <text:p>work</text:p>
          </table:table-cell>
          <table:table-cell table:style-name="ce9" office:value-type="string">
            <text:p>when ordering, write out data</text:p>
            <text:p><text:s/>ticket num</text:p>
            <text:p><text:s/>BB zone nums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date" office:date-value="2020-04-20T14:34:06.4">
            <text:p>20/04/20 14:34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op_Get_BB_Loc_Nums()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0T17:02:56.06">
            <text:p>20/04/20 17:02</text:p>
          </table:table-cell>
          <table:table-cell table:style-name="ce12" office:value-type="string">
            <text:p>-</text:p>
          </table:table-cell>
          <table:table-cell table:style-name="ce12" office:value-type="date" office:date-value="2020-04-20T17:05:21.06">
            <text:p>20/04/20 17:0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8" office:value-type="string">
            <text:p>work</text:p>
          </table:table-cell>
          <table:table-cell table:style-name="ce10" office:value-type="string">
            <text:p>when new bar ==&gt; write out BB zone data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0T17:29:30.440001">
            <text:p>20/04/20 17:29</text:p>
          </table:table-cell>
          <table:table-cell table:style-name="ce12" table:number-columns-repeated="2"/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09:34:39.72">
            <text:p>20/04/21 09:34</text:p>
          </table:table-cell>
          <table:table-cell table:style-name="ce12"/>
          <table:table-cell table:style-name="ce12" office:value-type="date" office:date-value="2020-04-21T10:05:12.21">
            <text:p>20/04/21 10:0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0:04:55.54">
            <text:p>20/04/21 10:04</text:p>
          </table:table-cell>
          <table:table-cell table:style-name="ce12"/>
          <table:table-cell table:style-name="ce12" office:value-type="date" office:date-value="2020-04-21T17:33:45.42">
            <text:p>20/04/21 17:33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modify</text:p>
          </table:table-cell>
          <table:table-cell table:style-name="ce10" office:value-type="string">
            <text:p>“bar-data” file ==&gt; add info</text:p>
            <text:p><text:s/>1) pair, period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7:33:31.62">
            <text:p>20/04/21 17:33</text:p>
          </table:table-cell>
          <table:table-cell table:style-name="ce12"/>
          <table:table-cell table:style-name="ce12" office:value-type="date" office:date-value="2020-04-22T12:21:06.61">
            <text:p>20/04/22 12:21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new feature</text:p>
          </table:table-cell>
          <table:table-cell table:style-name="ce10" office:value-type="string">
            <text:p>when new bar ==&gt; write out : stats</text:p>
            <text:p><text:s/>1) width of up/down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7:49:45.57">
            <text:p>20/04/21 17:49</text:p>
          </table:table-cell>
          <table:table-cell table:style-name="ce12"/>
          <table:table-cell table:style-name="ce12" office:value-type="date" office:date-value="2020-04-22T14:58:24.09">
            <text:p>20/04/22 14:58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2T14:35:34.17">
            <text:p>20/04/22 14:35</text:p>
          </table:table-cell>
          <table:table-cell table:style-name="ce12"/>
          <table:table-cell table:style-name="ce12" office:value-type="date" office:date-value="2020-04-24T17:58:58.63">
            <text:p>20/04/24 17:58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5" office:value-type="string">
            <text:p>tools</text:p>
          </table:table-cell>
          <table:table-cell table:style-name="ce9" office:value-type="string">
            <text:p>new FUNC : slice_Raw_Data_By_Week</text:p>
          </table:table-cell>
          <table:table-cell table:style-name="ce5" office:value-type="string">
            <text:p>php</text:p>
          </table:table-cell>
          <table:table-cell table:style-name="ce5" office:value-type="string">
            <text:p>44# 10.3.3</text:p>
          </table:table-cell>
          <table:table-cell table:style-name="ce11" office:value-type="date" office:date-value="2020-04-25T16:08:49.7">
            <text:p>20/04/25 16:08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5" office:value-type="string">
            <text:p>*</text:p>
          </table:table-cell>
          <table:table-cell table:formula="of:=NOW()" office:value-type="date" office:date-value="2020-04-25T16:10:35.1">
            <text:p>2020/4/25 16:10</text:p>
          </table:table-cell>
          <table:table-cell table:formula="of:=NOW()" office:value-type="date" office:date-value="2020-04-25T16:10:35.1">
            <text:p>2020/4/25 16:10</text:p>
          </table:table-cell>
          <table:table-cell table:formula="of:=NOW()" office:value-type="date" office:date-value="2020-04-25T16:10:35.1">
            <text:p>2020/4/25 16:10</text:p>
          </table:table-cell>
          <table:table-cell table:number-columns-repeated="2" office:value-type="string">
            <text:p>*</text:p>
          </table:table-cell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-space" table:style-name="ta1" table:print="false">
        <table:table-column table:style-name="co1" table:number-columns-repeated="1024" table:default-cell-style-name="ce4"/>
        <table:table-row table:style-name="ro1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5" office:value-type="float" office:value="0.01">
            <text:p>0.01</text:p>
          </table:table-cell>
          <table:table-cell table:style-name="ce5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5" office:value-type="float" office:value="0.02">
            <text:p>0.02</text:p>
          </table:table-cell>
          <table:table-cell table:style-name="ce5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5" office:value-type="float" office:value="0.03">
            <text:p>0.03</text:p>
          </table:table-cell>
          <table:table-cell table:style-name="ce5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5" office:value-type="float" office:value="0.04">
            <text:p>0.04</text:p>
          </table:table-cell>
          <table:table-cell table:style-name="ce5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1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5" office:value-type="float" office:value="0.05">
            <text:p>0.05</text:p>
          </table:table-cell>
          <table:table-cell table:style-name="ce5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5"/>
          <table:table-cell table:style-name="ce5"/>
          <table:table-cell table:number-columns-repeated="1004"/>
        </table:table-row>
        <table:table-row table:style-name="ro1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5" office:value-type="string">
            <text:p>total=</text:p>
          </table:table-cell>
          <table:table-cell table:style-name="ce5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18"/>
          <table:table-cell table:style-name="ce5" table:number-columns-repeated="2"/>
          <table:table-cell table:number-columns-repeated="100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_20200422_142109" table:style-name="ta1" table:print="false">
        <table:table-column table:style-name="co6" table:default-cell-style-name="ce4"/>
        <table:table-column table:style-name="co1" table:number-columns-repeated="1023" table:default-cell-style-name="ce4"/>
        <table:table-row table:style-name="ro1">
          <table:table-cell table:style-name="ce5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5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2" svg:width="21.8cm" svg:height="12.168cm" svg:x="2.144cm" svg:y="0.267cm">
              <draw:object draw:notify-on-update-of-ranges="free_20200422_142109.A1:free_20200422_142109.A1 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5" office:value-type="float" office:value="0.005">
            <text:p>0.005</text:p>
          </table:table-cell>
          <table:table-cell table:style-name="ce14" table:formula="of:=[.D2]" office:value-type="percentage" office:value="0.28">
            <text:p>28.00%</text:p>
          </table:table-cell>
          <table:table-cell table:style-name="ce5" office:value-type="float" office:value="28">
            <text:p>28</text:p>
          </table:table-cell>
          <table:table-cell table:style-name="ce14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1">
          <table:table-cell table:style-name="ce5" office:value-type="float" office:value="0.01">
            <text:p>0.01</text:p>
          </table:table-cell>
          <table:table-cell table:style-name="ce14" table:formula="of:=[.D3]" office:value-type="percentage" office:value="0.22">
            <text:p>22.00%</text:p>
          </table:table-cell>
          <table:table-cell table:style-name="ce5" office:value-type="float" office:value="22">
            <text:p>22</text:p>
          </table:table-cell>
          <table:table-cell table:style-name="ce14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1">
          <table:table-cell table:style-name="ce5" office:value-type="float" office:value="0.015">
            <text:p>0.015</text:p>
          </table:table-cell>
          <table:table-cell table:style-name="ce14" table:formula="of:=[.D4]" office:value-type="percentage" office:value="0.2">
            <text:p>20.00%</text:p>
          </table:table-cell>
          <table:table-cell table:style-name="ce5" office:value-type="float" office:value="20">
            <text:p>20</text:p>
          </table:table-cell>
          <table:table-cell table:style-name="ce14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1">
          <table:table-cell table:style-name="ce5" office:value-type="float" office:value="0.02">
            <text:p>0.02</text:p>
          </table:table-cell>
          <table:table-cell table:style-name="ce14" table:formula="of:=[.D5]" office:value-type="percentage" office:value="0.13">
            <text:p>13.00%</text:p>
          </table:table-cell>
          <table:table-cell table:style-name="ce5" office:value-type="float" office:value="13">
            <text:p>13</text:p>
          </table:table-cell>
          <table:table-cell table:style-name="ce14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1">
          <table:table-cell table:style-name="ce5" office:value-type="float" office:value="0.03">
            <text:p>0.03</text:p>
          </table:table-cell>
          <table:table-cell table:style-name="ce14" table:formula="of:=[.D6]" office:value-type="percentage" office:value="0.11">
            <text:p>11.00%</text:p>
          </table:table-cell>
          <table:table-cell table:style-name="ce5" office:value-type="float" office:value="11">
            <text:p>11</text:p>
          </table:table-cell>
          <table:table-cell table:style-name="ce14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1">
          <table:table-cell table:style-name="ce5" office:value-type="float" office:value="0.04">
            <text:p>0.04</text:p>
          </table:table-cell>
          <table:table-cell table:style-name="ce14" table:formula="of:=[.D7]" office:value-type="percentage" office:value="0.04">
            <text:p>4.00%</text:p>
          </table:table-cell>
          <table:table-cell table:style-name="ce5" office:value-type="float" office:value="4">
            <text:p>4</text:p>
          </table:table-cell>
          <table:table-cell table:style-name="ce14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ore</text:p>
          </table:table-cell>
          <table:table-cell table:style-name="ce14" table:formula="of:=[.D8]" office:value-type="percentage" office:value="0.02">
            <text:p>2.00%</text:p>
          </table:table-cell>
          <table:table-cell table:style-name="ce5" office:value-type="float" office:value="2">
            <text:p>2</text:p>
          </table:table-cell>
          <table:table-cell table:style-name="ce14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1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2020/04/25</text:date>, <text:time>16:10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4-25T16:10:35.88</dc:date>
    <dc:creator>iwabuchi ken</dc:creator>
    <meta:editing-duration>PT7H1M10S</meta:editing-duration>
    <meta:editing-cycles>31</meta:editing-cycles>
    <meta:generator>OpenOffice/4.1.3$Win32 OpenOffice.org_project/413m1$Build-9783</meta:generator>
    <meta:document-statistic meta:table-count="3" meta:cell-count="3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